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Tabela1" style:family="table">
      <style:table-properties style:width="17.595cm" fo:margin-left="0cm" table:align="left"/>
    </style:style>
    <style:style style:name="Tabela1.A" style:family="table-column">
      <style:table-column-properties style:column-width="3.515cm"/>
    </style:style>
    <style:style style:name="Tabela1.B" style:family="table-column">
      <style:table-column-properties style:column-width="3.517cm"/>
    </style:style>
    <style:style style:name="Tabela1.C" style:family="table-column">
      <style:table-column-properties style:column-width="3.519cm"/>
    </style:style>
    <style:style style:name="Tabela1.D" style:family="table-column">
      <style:table-column-properties style:column-width="3.521cm"/>
    </style:style>
    <style:style style:name="Tabela1.E" style:family="table-column">
      <style:table-column-properties style:column-width="3.522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E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E2" style:family="table-cell">
      <style:table-cell-properties fo:padding="0.097cm" fo:border-left="0.5pt solid #000000" fo:border-right="0.5pt solid #000000" fo:border-top="none" fo:border-bottom="0.5pt solid #000000"/>
    </style:style>
    <style:style style:name="Tabela1.10" style:family="table-row">
      <style:table-row-properties style:min-row-height="0.78cm"/>
    </style:style>
    <style:style style:name="P1" style:family="paragraph" style:parent-style-name="Heading_20_3">
      <style:paragraph-properties fo:padding="0.049cm" fo:border="0.06pt solid #e3e3e3"/>
    </style:style>
    <style:style style:name="P2" style:family="paragraph" style:parent-style-name="Heading_20_3">
      <style:paragraph-properties fo:margin-left="0cm" fo:margin-right="0cm" fo:orphans="2" fo:widows="2" fo:text-indent="0cm" style:auto-text-indent="fals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</style:style>
    <style:style style:name="P4" style:family="paragraph" style:parent-style-name="Standard">
      <style:paragraph-properties fo:text-align="center" style:justify-single-word="false"/>
      <style:text-properties fo:color="#cccccc" loext:opacity="100%" style:font-name="Droid Sans Mono" fo:font-size="10.5pt" fo:font-weight="normal" officeooo:rsid="001fac2b" officeooo:paragraph-rsid="001fac2b" fo:background-color="#1f1f1f"/>
    </style:style>
    <style:style style:name="P5" style:family="paragraph" style:parent-style-name="Standard">
      <style:text-properties style:use-window-font-color="true" loext:opacity="0%"/>
    </style:style>
    <style:style style:name="P6" style:family="paragraph" style:parent-style-name="Table_20_Contents">
      <style:paragraph-properties fo:text-align="center" style:justify-single-word="false"/>
      <style:text-properties officeooo:rsid="001dbd87" officeooo:paragraph-rsid="001dbd87"/>
    </style:style>
    <style:style style:name="P7" style:family="paragraph" style:parent-style-name="Table_20_Contents">
      <style:paragraph-properties fo:text-align="center" style:justify-single-word="false"/>
      <style:text-properties officeooo:rsid="001dbd87" officeooo:paragraph-rsid="001ffd2d"/>
    </style:style>
    <style:style style:name="P8" style:family="paragraph" style:parent-style-name="Table_20_Contents">
      <style:paragraph-properties fo:text-align="center" style:justify-single-word="false"/>
      <style:text-properties officeooo:rsid="001dbd87" officeooo:paragraph-rsid="0020af14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rsid="001fac2b" officeooo:paragraph-rsid="001fac2b"/>
    </style:style>
    <style:style style:name="P11" style:family="paragraph" style:parent-style-name="Table_20_Contents">
      <style:paragraph-properties fo:text-align="center" style:justify-single-word="false"/>
      <style:text-properties officeooo:rsid="001ffd2d" officeooo:paragraph-rsid="001ffd2d"/>
    </style:style>
    <style:style style:name="P12" style:family="paragraph" style:parent-style-name="Table_20_Contents">
      <style:paragraph-properties fo:text-align="center" style:justify-single-word="false"/>
      <style:text-properties officeooo:rsid="0020af14" officeooo:paragraph-rsid="0020af14"/>
    </style:style>
    <style:style style:name="P13" style:family="paragraph" style:parent-style-name="Text_20_body" style:list-style-name="L1">
      <style:paragraph-properties fo:margin-top="0cm" fo:margin-bottom="0cm" style:contextual-spacing="false" fo:padding="0.049cm" fo:border="0.06pt solid #e3e3e3"/>
    </style:style>
    <style:style style:name="P14" style:family="paragraph" style:parent-style-name="Text_20_body" style:list-style-name="L1">
      <style:paragraph-properties fo:padding="0.049cm" fo:border="0.06pt solid #e3e3e3"/>
    </style:style>
    <style:style style:name="P15" style:family="paragraph" style:parent-style-name="Text_20_body" style:list-style-name="L2">
      <style:paragraph-properties fo:margin-top="0cm" fo:margin-bottom="0cm" style:contextual-spacing="false" fo:padding="0.049cm" fo:border="0.06pt solid #e3e3e3"/>
    </style:style>
    <style:style style:name="P16" style:family="paragraph" style:parent-style-name="Text_20_body" style:list-style-name="L2">
      <style:paragraph-properties fo:padding="0.049cm" fo:border="0.06pt solid #e3e3e3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ececec" loext:opacity="100%" style:font-name="S hne" fo:font-size="12pt" fo:letter-spacing="normal" fo:font-style="normal" fo:font-weight="normal"/>
    </style:style>
    <style:style style:name="T2" style:family="text">
      <style:text-properties fo:font-variant="normal" fo:text-transform="none" fo:color="#ececec" loext:opacity="100%" fo:letter-spacing="normal"/>
    </style:style>
    <style:style style:name="T3" style:family="text">
      <style:text-properties fo:font-variant="normal" fo:text-transform="none" style:font-name="S hne" fo:font-size="12pt" fo:letter-spacing="normal" fo:font-style="normal" fo:font-weight="normal"/>
    </style:style>
    <style:style style:name="T4" style:family="text">
      <style:text-properties fo:font-variant="normal" fo:text-transform="none" fo:letter-spacing="normal"/>
    </style:style>
    <style:style style:name="T5" style:family="text">
      <style:text-properties fo:font-variant="normal" fo:text-transform="none" style:use-window-font-color="true" loext:opacity="0%" style:font-name="S hne" fo:font-size="12pt" fo:letter-spacing="normal" fo:font-style="normal" fo:font-weight="normal"/>
    </style:style>
    <style:style style:name="T6" style:family="text">
      <style:text-properties fo:font-variant="normal" fo:text-transform="none" style:use-window-font-color="true" loext:opacity="0%" fo:letter-spacing="normal"/>
    </style:style>
    <style:style style:name="T7" style:family="text">
      <style:text-properties fo:font-variant="normal" fo:text-transform="none" style:use-window-font-color="true" loext:opacity="0%" fo:font-size="12pt" fo:letter-spacing="normal" fo:font-style="normal" fo:font-weight="normal" loext:padding="0.049cm" loext:border="0.06pt solid #e3e3e3"/>
    </style:style>
    <style:style style:name="T8" style:family="text">
      <style:text-properties officeooo:rsid="001dbd87"/>
    </style:style>
    <style:style style:name="T9" style:family="text">
      <style:text-properties fo:color="#ce9178" loext:opacity="100%"/>
    </style:style>
    <style:style style:name="T10" style:family="text">
      <style:text-properties officeooo:rsid="001ffd2d"/>
    </style:style>
    <style:style style:name="T11" style:family="text">
      <style:text-properties loext:padding="0.049cm" loext:border="0.06pt solid #e3e3e3"/>
    </style:style>
    <style:style style:name="T12" style:family="text">
      <style:text-properties style:use-window-font-color="true" loext:opacity="0%" loext:padding="0.049cm" loext:border="0.06pt solid #e3e3e3"/>
    </style:style>
    <style:style style:name="T13" style:family="text">
      <style:text-properties officeooo:rsid="0020af1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6">Nome ML</text:p>
          </table:table-cell>
          <table:table-cell table:style-name="Tabela1.A1" office:value-type="string">
            <text:p text:style-name="P6">Todas as variáveis (% Accuracy)</text:p>
          </table:table-cell>
          <table:table-cell table:style-name="Tabela1.A1" office:value-type="string">
            <text:p text:style-name="P10">Sem </text:p>
            <text:p text:style-name="P4"><text:span text:style-name="T9">'HBeAg'</text:span>, <text:span text:style-name="T9">'HIV'</text:span>, <text:span text:style-name="T9">'Endemic'</text:span>, <text:span text:style-name="T9">'Hemochro'</text:span>, <text:span text:style-name="T9">'NASH'</text:span></text:p>
            <text:p text:style-name="P10"/>
          </table:table-cell>
          <table:table-cell table:style-name="Tabela1.A1" office:value-type="string">
            <text:p text:style-name="P9"/>
          </table:table-cell>
          <table:table-cell table:style-name="Tabela1.E1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7">KNN<text:span text:style-name="T10">(n_neighbors = 1)</text:span></text:p>
          </table:table-cell>
          <table:table-cell table:style-name="Tabela1.A2" office:value-type="string">
            <text:p text:style-name="P12">62</text:p>
          </table:table-cell>
          <table:table-cell table:style-name="Tabela1.A2" office:value-type="string">
            <text:p text:style-name="P12">62</text:p>
          </table:table-cell>
          <table:table-cell table:style-name="Tabela1.A2" office:value-type="string">
            <text:p text:style-name="P9"/>
          </table:table-cell>
          <table:table-cell table:style-name="Tabela1.E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6">KNN<text:span text:style-name="T10">(n_neighbors = 5)</text:span></text:p>
          </table:table-cell>
          <table:table-cell table:style-name="Tabela1.A2" office:value-type="string">
            <text:p text:style-name="P6">58</text:p>
          </table:table-cell>
          <table:table-cell table:style-name="Tabela1.A2" office:value-type="string">
            <text:p text:style-name="P11">58</text:p>
          </table:table-cell>
          <table:table-cell table:style-name="Tabela1.A2" office:value-type="string">
            <text:p text:style-name="P9"/>
          </table:table-cell>
          <table:table-cell table:style-name="Tabela1.E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7">KNN<text:span text:style-name="T10">(n_neighbors = 10)</text:span></text:p>
          </table:table-cell>
          <table:table-cell table:style-name="Tabela1.A2" office:value-type="string">
            <text:p text:style-name="P11">62</text:p>
          </table:table-cell>
          <table:table-cell table:style-name="Tabela1.A2" office:value-type="string">
            <text:p text:style-name="P11">62</text:p>
          </table:table-cell>
          <table:table-cell table:style-name="Tabela1.A2" office:value-type="string">
            <text:p text:style-name="P9"/>
          </table:table-cell>
          <table:table-cell table:style-name="Tabela1.E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7">KNN<text:span text:style-name="T10">(n_neighbors = 15)</text:span></text:p>
          </table:table-cell>
          <table:table-cell table:style-name="Tabela1.A2" office:value-type="string">
            <text:p text:style-name="P11">60</text:p>
          </table:table-cell>
          <table:table-cell table:style-name="Tabela1.A2" office:value-type="string">
            <text:p text:style-name="P12">60</text:p>
          </table:table-cell>
          <table:table-cell table:style-name="Tabela1.A2" office:value-type="string">
            <text:p text:style-name="P9"/>
          </table:table-cell>
          <table:table-cell table:style-name="Tabela1.E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7">KNN<text:span text:style-name="T10">(n_neighbors = 20)</text:span></text:p>
          </table:table-cell>
          <table:table-cell table:style-name="Tabela1.A2" office:value-type="string">
            <text:p text:style-name="P11">62</text:p>
          </table:table-cell>
          <table:table-cell table:style-name="Tabela1.A2" office:value-type="string">
            <text:p text:style-name="P12">62</text:p>
          </table:table-cell>
          <table:table-cell table:style-name="Tabela1.A2" office:value-type="string">
            <text:p text:style-name="P9"/>
          </table:table-cell>
          <table:table-cell table:style-name="Tabela1.E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8">KNN<text:span text:style-name="T10">(n_neighbors = </text:span><text:span text:style-name="T13">25</text:span><text:span text:style-name="T10">)</text:span></text:p>
          </table:table-cell>
          <table:table-cell table:style-name="Tabela1.A2" office:value-type="string">
            <text:p text:style-name="P12">60</text:p>
          </table:table-cell>
          <table:table-cell table:style-name="Tabela1.A2" office:value-type="string">
            <text:p text:style-name="P12">60</text:p>
          </table:table-cell>
          <table:table-cell table:style-name="Tabela1.A2" office:value-type="string">
            <text:p text:style-name="P9"/>
          </table:table-cell>
          <table:table-cell table:style-name="Tabela1.E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8">KNN<text:span text:style-name="T10">(n_neighbors = </text:span><text:span text:style-name="T13">3</text:span><text:span text:style-name="T10">0)</text:span></text:p>
          </table:table-cell>
          <table:table-cell table:style-name="Tabela1.A2" office:value-type="string">
            <text:p text:style-name="P12">56</text:p>
          </table:table-cell>
          <table:table-cell table:style-name="Tabela1.A2" office:value-type="string">
            <text:p text:style-name="P12">56</text:p>
          </table:table-cell>
          <table:table-cell table:style-name="Tabela1.A2" office:value-type="string">
            <text:p text:style-name="P9"/>
          </table:table-cell>
          <table:table-cell table:style-name="Tabela1.E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8">KNN<text:span text:style-name="T10">(n_neighbors = </text:span><text:span text:style-name="T13">5</text:span><text:span text:style-name="T10">0)</text:span></text:p>
          </table:table-cell>
          <table:table-cell table:style-name="Tabela1.A2" office:value-type="string">
            <text:p text:style-name="P12">56</text:p>
          </table:table-cell>
          <table:table-cell table:style-name="Tabela1.A2" office:value-type="string">
            <text:p text:style-name="P12">56</text:p>
          </table:table-cell>
          <table:table-cell table:style-name="Tabela1.A2" office:value-type="string">
            <text:p text:style-name="P9"/>
          </table:table-cell>
          <table:table-cell table:style-name="Tabela1.E2" office:value-type="string">
            <text:p text:style-name="P9"/>
          </table:table-cell>
        </table:table-row>
        <table:table-row table:style-name="Tabela1.10">
          <table:table-cell table:style-name="Tabela1.A2" office:value-type="string">
            <text:p text:style-name="P6">DT</text:p>
          </table:table-cell>
          <table:table-cell table:style-name="Tabela1.A2" office:value-type="string">
            <text:p text:style-name="P6">64</text:p>
          </table:table-cell>
          <table:table-cell table:style-name="Tabela1.A2" office:value-type="string">
            <text:p text:style-name="P10">70</text:p>
          </table:table-cell>
          <table:table-cell table:style-name="Tabela1.A2" office:value-type="string">
            <text:p text:style-name="P9"/>
          </table:table-cell>
          <table:table-cell table:style-name="Tabela1.E2" office:value-type="string">
            <text:p text:style-name="P9"/>
          </table:table-cell>
        </table:table-row>
      </table:table>
      <text:p text:style-name="Standard"/>
      <text:p text:style-name="P5"/>
      <text:p text:style-name="P17"><text:span text:style-name="T5">O parâmetro </text:span><text:span text:style-name="Source_20_Text"><text:span text:style-name="T7">n_neighbors</text:span></text:span><text:span text:style-name="T5"> no algoritmo K-Nearest Neighbors (KNN) especifica o número de vizinhos mais próximos a serem considerados ao classificar um ponto de dados. Em outras palavras, </text:span><text:span text:style-name="Source_20_Text"><text:span text:style-name="T7">n_neighbors</text:span></text:span><text:span text:style-name="T5"> determina quantos pontos de dados próximos são usados para tomar a decisão sobre a classificação de um ponto de dados desconhecido.</text:span></text:p>
      <text:h text:style-name="P1" text:outline-level="3">Como <text:span text:style-name="Source_20_Text"><text:span text:style-name="T11">n_neighbors</text:span></text:span> influencia o modelo:</text:h>
      <text:list xml:id="list1905796411" text:style-name="L2">
        <text:list-item>
          <text:p text:style-name="P16"><text:span text:style-name="Strong_20_Emphasis"><text:span text:style-name="T11">Bias-Variance Tradeoff:</text:span></text:span></text:p>
          <text:list>
            <text:list-item>
              <text:p text:style-name="P16"><text:span text:style-name="Strong_20_Emphasis"><text:span text:style-name="T11">Valores pequenos de </text:span></text:span><text:span text:style-name="Strong_20_Emphasis"><text:span text:style-name="Source_20_Text"><text:span text:style-name="T11">n_neighbors</text:span></text:span></text:span><text:span text:style-name="Strong_20_Emphasis"><text:span text:style-name="T11"> (como 1 ou 2):</text:span></text:span></text:p>
              <text:list>
                <text:list-item>
                  <text:p text:style-name="P15">O modelo se torna mais complexo e se ajusta mais aos dados de treino, o que pode resultar em um modelo com baixa bias (viés) e alta variance (variância). Isso significa que o modelo pode capturar ruídos dos dados de treino e pode sofrer de overfitting (sobreajuste).</text:p>
                </text:list-item>
                <text:list-item>
                  <text:p text:style-name="P15"><text:soft-page-break/>Em termos de decisão de classe, um valor pequeno de <text:span text:style-name="Source_20_Text"><text:span text:style-name="T11">n_neighbors</text:span></text:span> significa que a classificação de um ponto de dados será fortemente influenciada por seus vizinhos mais próximos, o que pode levar a decisões instáveis se os dados tiverem muito ruído.</text:p>
                </text:list-item>
              </text:list>
            </text:list-item>
            <text:list-item>
              <text:p text:style-name="P16"><text:span text:style-name="Strong_20_Emphasis"><text:span text:style-name="T11">Valores grandes de </text:span></text:span><text:span text:style-name="Strong_20_Emphasis"><text:span text:style-name="Source_20_Text"><text:span text:style-name="T11">n_neighbors</text:span></text:span></text:span><text:span text:style-name="Strong_20_Emphasis"><text:span text:style-name="T11"> (como 10, 20 ou mais):</text:span></text:span></text:p>
              <text:list>
                <text:list-item>
                  <text:p text:style-name="P15">O modelo se torna mais simples e pode não se ajustar tão bem aos dados de treino, resultando em um modelo com alta bias (viés) e baixa variance (variância). Isso pode levar a underfitting (subajuste), onde o modelo é muito simplista para capturar as complexidades dos dados.</text:p>
                </text:list-item>
                <text:list-item>
                  <text:p text:style-name="P15">Com um valor grande de <text:span text:style-name="Source_20_Text"><text:span text:style-name="T11">n_neighbors</text:span></text:span>, a classificação de um ponto de dados será baseada em uma média de muitos vizinhos, o que pode suavizar as fronteiras de decisão e fazer com que o modelo seja menos sensível ao ruído nos dados de treino.</text:p>
                </text:list-item>
              </text:list>
            </text:list-item>
          </text:list>
        </text:list-item>
        <text:list-item>
          <text:p text:style-name="P16"><text:span text:style-name="Strong_20_Emphasis"><text:span text:style-name="T11">Decisão de Classe:</text:span></text:span></text:p>
          <text:list>
            <text:list-item>
              <text:p text:style-name="P15">Quando <text:span text:style-name="Source_20_Text"><text:span text:style-name="T11">n_neighbors</text:span></text:span> é pequeno, a classe de um ponto de dados desconhecido é determinada pelas classes dos vizinhos mais próximos. Se esses vizinhos têm classes variadas, a decisão pode ser sensível a flutuações nos dados.</text:p>
            </text:list-item>
            <text:list-item>
              <text:p text:style-name="P16">Quando <text:span text:style-name="Source_20_Text"><text:span text:style-name="T11">n_neighbors</text:span></text:span> é grande, a classe é determinada pela maioria das classes dos muitos vizinhos. Isso pode tornar a decisão de classe mais robusta, mas pode diluir informações importantes se as classes próximas tiverem uma distribuição não homogênea.</text:p>
            </text:list-item>
          </text:list>
        </text:list-item>
      </text:list>
      <text:p text:style-name="P3"><text:span text:style-name="T5"/></text:p>
      <text:p text:style-name="Standard"/>
      <text:p text:style-name="Standard"/>
      <text:p text:style-name="Standard">| No | <text:s text:c="2"/>Feature <text:s text:c="4"/>| Combined Score |</text:p>
      <text:p text:style-name="Standard">|----|---------------|----------------|</text:p>
      <text:p text:style-name="Standard">| 27 | Hemoglobin <text:s text:c="3"/>| <text:s text:c="3"/>0.537325 <text:s text:c="3"/>|</text:p>
      <text:p text:style-name="Standard">| 41 | Platelets <text:s text:c="4"/>| <text:s text:c="3"/>0.502954 <text:s text:c="3"/>|</text:p>
      <text:p text:style-name="Standard">| <text:s/>2 | ALP <text:s text:c="10"/>| <text:s text:c="3"/>0.395807 <text:s text:c="3"/>|</text:p>
      <text:p text:style-name="Standard">| 29 | Iron <text:s text:c="9"/>| <text:s text:c="3"/>0.391361 <text:s text:c="3"/>|</text:p>
      <text:p text:style-name="Standard">| 11 | Creatinine <text:s text:c="3"/>| <text:s text:c="3"/>0.388626 <text:s text:c="3"/>|</text:p>
      <text:p text:style-name="Standard">| 39 | PVT <text:s text:c="10"/>| <text:s text:c="3"/>0.385974 <text:s text:c="3"/>|</text:p>
      <text:p text:style-name="Standard">| <text:s/>6 | Albumin <text:s text:c="6"/>| <text:s text:c="3"/>0.380848 <text:s text:c="3"/>|</text:p>
      <text:p text:style-name="Standard">| <text:s/>8 | Ascites <text:s text:c="6"/>| <text:s text:c="3"/>0.357149 <text:s text:c="3"/>|</text:p>
      <text:p text:style-name="Standard">| 45 | Symptoms <text:s text:c="5"/>| <text:s text:c="3"/>0.356245 <text:s text:c="3"/>|</text:p>
      <text:p text:style-name="Standard">| 12 | Diabetes <text:s text:c="5"/>| <text:s text:c="3"/>0.339572 <text:s text:c="3"/>|</text:p>
      <text:p text:style-name="Standard">| 32 | Major_Dim <text:s text:c="4"/>| <text:s text:c="3"/>0.336119 <text:s text:c="3"/>|</text:p>
      <text:p text:style-name="Standard">| <text:s/>1 | AHT <text:s text:c="10"/>| <text:s text:c="3"/>0.321655 <text:s text:c="3"/>|</text:p>
      <text:p text:style-name="Standard">| <text:s/>9 | CRI <text:s text:c="10"/>| <text:s text:c="3"/>0.308719 <text:s text:c="3"/>|</text:p>
      <text:p text:style-name="Standard">| <text:s/>0 | AFP <text:s text:c="10"/>| <text:s text:c="3"/>0.308227 <text:s text:c="3"/>|</text:p>
      <text:p text:style-name="Standard">| 37 | PHT <text:s text:c="10"/>| <text:s text:c="3"/>0.295672 <text:s text:c="3"/>|</text:p>
      <text:p text:style-name="Standard">| 38 | PS <text:s text:c="11"/>| <text:s text:c="3"/>0.286393 <text:s text:c="3"/>|</text:p>
      <text:p text:style-name="Standard"><text:soft-page-break/>| 18 | Gender <text:s text:c="7"/>| <text:s text:c="3"/>0.285501 <text:s text:c="3"/>|</text:p>
      <text:p text:style-name="Standard">| 47 | Total_Bil <text:s text:c="4"/>| <text:s text:c="3"/>0.273480 <text:s text:c="3"/>|</text:p>
      <text:p text:style-name="Standard">| 24 | HIV <text:s text:c="10"/>| <text:s text:c="3"/>0.265306 <text:s text:c="3"/>|</text:p>
      <text:p text:style-name="Standard">| 28 | INR <text:s text:c="10"/>| <text:s text:c="3"/>0.262920 <text:s text:c="3"/>|</text:p>
      <text:p text:style-name="Standard">| 48 | Varices <text:s text:c="6"/>| <text:s text:c="3"/>0.261538 <text:s text:c="3"/>|</text:p>
      <text:p text:style-name="Standard">| 43 | Smoking <text:s text:c="6"/>| <text:s text:c="3"/>0.255750 <text:s text:c="3"/>|</text:p>
      <text:p text:style-name="Standard">| 31 | MCV <text:s text:c="10"/>| <text:s text:c="3"/>0.254706 <text:s text:c="3"/>|</text:p>
      <text:p text:style-name="Standard">| 10 | Cirrhosis <text:s text:c="4"/>| <text:s text:c="3"/>0.238765 <text:s text:c="3"/>|</text:p>
      <text:p text:style-name="Standard">| 42 | Sat <text:s text:c="10"/>| <text:s text:c="3"/>0.236701 <text:s text:c="3"/>|</text:p>
      <text:p text:style-name="Standard">| <text:s/>4 | AST <text:s text:c="10"/>| <text:s text:c="3"/>0.235271 <text:s text:c="3"/>|</text:p>
      <text:p text:style-name="Standard">| 25 | Hallmark <text:s text:c="5"/>| <text:s text:c="3"/>0.234942 <text:s text:c="3"/>|</text:p>
      <text:p text:style-name="Standard">| <text:s/>7 | Alcohol <text:s text:c="6"/>| <text:s text:c="3"/>0.226676 <text:s text:c="3"/>|</text:p>
      <text:p text:style-name="Standard">| 14 | Encephalopathy| <text:s text:c="3"/>0.223920 <text:s text:c="3"/>|</text:p>
      <text:p text:style-name="Standard">| 36 | Obesity <text:s text:c="6"/>| <text:s text:c="3"/>0.222137 <text:s text:c="3"/>|</text:p>
      <text:p text:style-name="Standard">| 46 | TP <text:s text:c="11"/>| <text:s text:c="3"/>0.210909 <text:s text:c="3"/>|</text:p>
      <text:p text:style-name="Standard">| 34 | NASH <text:s text:c="9"/>| <text:s text:c="3"/>0.208292 <text:s text:c="3"/>|</text:p>
      <text:p text:style-name="Standard">| <text:s/>3 | ALT <text:s text:c="10"/>| <text:s text:c="3"/>0.206155 <text:s text:c="3"/>|</text:p>
      <text:p text:style-name="Standard">| 22 | HBsAg <text:s text:c="8"/>| <text:s text:c="3"/>0.191832 <text:s text:c="3"/>|</text:p>
      <text:p text:style-name="Standard">| 17 | GGT <text:s text:c="10"/>| <text:s text:c="3"/>0.191705 <text:s text:c="3"/>|</text:p>
      <text:p text:style-name="Standard">| 23 | HCVAb <text:s text:c="8"/>| <text:s text:c="3"/>0.190169 <text:s text:c="3"/>|</text:p>
      <text:p text:style-name="Standard">| 44 | Spleno <text:s text:c="7"/>| <text:s text:c="3"/>0.185733 <text:s text:c="3"/>|</text:p>
      <text:p text:style-name="Standard">| 35 | Nodules <text:s text:c="6"/>| <text:s text:c="3"/>0.183425 <text:s text:c="3"/>|</text:p>
      <text:p text:style-name="Standard">| 13 | Dir_Bil <text:s text:c="6"/>| <text:s text:c="3"/>0.180009 <text:s text:c="3"/>|</text:p>
      <text:p text:style-name="Standard">| <text:s/>5 | Age <text:s text:c="10"/>| <text:s text:c="3"/>0.160089 <text:s text:c="3"/>|</text:p>
      <text:p text:style-name="Standard">| 30 | Leucocytes <text:s text:c="3"/>| <text:s text:c="3"/>0.153687 <text:s text:c="3"/>|</text:p>
      <text:p text:style-name="Standard">| 26 | Hemochro <text:s text:c="5"/>| <text:s text:c="3"/>0.144917 <text:s text:c="3"/>|</text:p>
      <text:p text:style-name="Standard">| 40 | Packs_year <text:s text:c="3"/>| <text:s text:c="3"/>0.138644 <text:s text:c="3"/>|</text:p>
      <text:p text:style-name="Standard">| 16 | Ferritin <text:s text:c="5"/>| <text:s text:c="3"/>0.136832 <text:s text:c="3"/>|</text:p>
      <text:p text:style-name="Standard">| 33 | Metastasis <text:s text:c="3"/>| <text:s text:c="3"/>0.120844 <text:s text:c="3"/>|</text:p>
      <text:p text:style-name="Standard">| 20 | HBcAb <text:s text:c="8"/>| <text:s text:c="3"/>0.114248 <text:s text:c="3"/>|</text:p>
      <text:p text:style-name="Standard">| 19 | Grams_day <text:s text:c="4"/>| <text:s text:c="3"/>0.112203 <text:s text:c="3"/>|</text:p>
      <text:p text:style-name="Standard">| 15 | Endemic <text:s text:c="6"/>| <text:s text:c="3"/>0.086661 <text:s text:c="3"/>|</text:p>
      <text:p text:style-name="Standard">| 21 | HBeAg <text:s text:c="8"/>| <text:s text:c="3"/>0.000000 <text:s text:c="3"/>|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6:13:30.488292459</meta:creation-date>
    <dc:date>2024-05-16T19:41:40.656052549</dc:date>
    <meta:editing-duration>PT9M28S</meta:editing-duration>
    <meta:editing-cycles>1</meta:editing-cycles>
    <meta:document-statistic meta:table-count="1" meta:image-count="0" meta:object-count="0" meta:page-count="3" meta:paragraph-count="94" meta:word-count="748" meta:character-count="4292" meta:non-whitespace-character-count="3000"/>
    <meta:generator>LibreOffice/7.3.7.2$Linux_X86_64 LibreOffice_project/30$Build-2</meta:generator>
  </office:meta>
</office:document-meta>
</file>